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Textbody" style:master-page-name="MP0" style:list-style-name="LFO1" style:family="paragraph">
      <style:paragraph-properties fo:widows="2" fo:orphans="2" fo:break-before="page" fo:margin-bottom="0in" style:line-height-at-least="0.1875in" fo:margin-left="0.8541in" fo:margin-right="0.802in">
        <style:tab-stops/>
      </style:paragraph-properties>
    </style:style>
    <style:style style:name="T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4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5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6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P72" style:parent-style-name="Textbody" style:family="paragraph">
      <style:paragraph-properties fo:widows="2" fo:orphans="2" fo:margin-top="0.052in" fo:margin-bottom="0.052in" style:line-height-at-least="0.125in" fo:margin-left="0.8541in" fo:margin-right="0.802in">
        <style:tab-stops/>
      </style:paragraph-properties>
    </style:style>
    <style:style style:name="P73" style:parent-style-name="Textbody" style:list-style-name="LFO1" style:family="paragraph">
      <style:paragraph-properties fo:widows="2" fo:orphans="2" fo:margin-bottom="0in" style:line-height-at-least="0.1875in" fo:margin-left="0.8541in" fo:margin-right="0.802in">
        <style:tab-stops/>
      </style:paragraph-properties>
    </style:style>
    <style:style style:name="T7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7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8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9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0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1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2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3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4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5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6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7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8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19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0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1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1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P212" style:parent-style-name="Textbody" style:family="paragraph">
      <style:paragraph-properties fo:widows="2" fo:orphans="2" fo:border-top="none" fo:border-left="0.0138in solid #000000" fo:border-bottom="none" fo:border-right="none" fo:padding-top="0in" fo:padding-left="0.1111in" fo:padding-bottom="0in" fo:padding-right="0in" style:shadow="none" fo:margin-bottom="0in" style:line-height-at-least="0.1875in"/>
    </style:style>
    <style:style style:name="T213" style:parent-style-name="Основнойшрифтабзаца" style:family="text">
      <style:text-properties style:font-name="apple-system, BlinkMacSystemFon" fo:font-weight="bold" style:font-weight-asian="bold" fo:color="#000000" fo:font-size="9pt" style:font-size-asian="9pt" fo:language="en" fo:country="US"/>
    </style:style>
    <style:style style:name="T214" style:parent-style-name="Основнойшрифтабзаца" style:family="text">
      <style:text-properties style:font-name="apple-system, BlinkMacSystemFon" fo:color="#000000" fo:font-size="9pt" style:font-size-asian="9pt"/>
    </style:style>
    <style:style style:name="T215" style:parent-style-name="Основнойшрифтабзаца" style:family="text">
      <style:text-properties style:font-name="apple-system, BlinkMacSystemFon" fo:color="#000000" fo:font-size="9pt" style:font-size-asian="9pt"/>
    </style:style>
    <style:style style:name="P216" style:parent-style-name="Textbody" style:list-style-name="LFO1" style:family="paragraph">
      <style:paragraph-properties fo:widows="2" fo:orphans="2" fo:margin-bottom="0in" style:line-height-at-least="0.1875in" fo:margin-left="0.8541in" fo:margin-right="0.802in">
        <style:tab-stops/>
      </style:paragraph-properties>
    </style:style>
    <style:style style:name="T21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1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1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2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3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4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5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6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7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8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29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0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1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2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7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8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39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0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1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2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3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4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5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T346" style:parent-style-name="Основнойшрифтабзаца" style:family="text">
      <style:text-properties style:font-name="apple-system, BlinkMacSystemFon" fo:color="#000000" fo:font-size="9.5pt" style:font-size-asian="9.5pt"/>
    </style:style>
    <style:style style:name="P347" style:parent-style-name="Textbody" style:family="paragraph">
      <style:paragraph-properties fo:widows="2" fo:orphans="2" fo:margin-bottom="0in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ge" style:horizontal-pos="from-left" style:vertical-pos="from-top" draw:luminance="0%" draw:contrast="0%" draw:image-opacity="100%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4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  <style:style style:family="graphic" style:name="a5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run-through" style:run-through="foreground" style:horizontal-rel="char" style:vertical-rel="page-content" style:horizontal-pos="left" style:vertical-pos="top" draw:auto-grow-width="true" draw:auto-grow-height="true"/>
      <style:paragraph-properties style:font-independent-line-spacing="false" style:writing-mode="lr-tb"/>
    </style:style>
  </office:automatic-styles>
  <office:body>
    <office:text text:use-soft-page-breaks="true">
      <text:list text:style-name="LFO1" text:continue-numbering="true">
        <text:list-item>
          <text:p text:style-name="P1"><draw:frame draw:z-index="5" draw:style-name="a0" draw:name="Графический объект1" text:anchor-type="paragraph" svg:x="0.8375in" svg:y="2.61458in" svg:width="4.0311in" svg:height="1.80157in" style:rel-width="scale" style:rel-height="scale"><draw:image xlink:href="https://sun9-44.userapi.com/impg/IKXrI8rm4UWwS7pTHFrNpEVfVYB1eyp0xrhGwg/90QSutCcwi8.jpg?size=537x240&amp;quality=96&amp;sign=2c776e3d509a2ba9c6031412c30cfbe3&amp;type=share" xlink:type="simple" xlink:show="embed" xlink:actuate="onLoad"/><svg:title/><svg:desc/></draw:frame><text:span text:style-name="T2"># Обзор систем контроля версий</text:span><text:span text:style-name="T3"><text:line-break/></text:span><text:span text:style-name="T4">***</text:span><text:span text:style-name="T5"><text:line-break/></text:span><text:span text:style-name="T6">Все мы знаем и любим Git :blush:. И, конечно же, были придуманы его аналоги для управления версиями данных, чтобы эксперименты с данными были воспроизводимыми, а действия команд —<text:s/></text:span><text:span text:style-name="T7">согласованными. Сегодня, в преддверии старта нового потока курса по [Data Science]([</text:span><text:a xlink:href="https://vk.com/away.php?utf=1&amp;to=https%3A%2F%2Fskillfactory.ru%2Fdstpro%3Futm_source%3Dinfopartners%26utm_medium%3Dhabr%26utm_campaign%3Dhabr_DSPR%26utm_term%3Dregular%26utm_content%3D121120" office:target-frame-name="_top" xlink:show="replace"><text:span text:style-name="T8">https://skillfactory.ru/dstpro?utm_source=infopartners&amp;utm_medium=habr&amp;utm_campaign=habr_DSPR&amp;utm_term=regular&amp;utm_content=121120</text:span></text:a><text:span text:style-name="T9">](</text:span><text:a xlink:href="https://vk.com/away.php?utf=1&amp;to=https%3A%2F%2Fskillfactory.ru%2Fdstpro%3Futm_source%3Dinfopartners%26utm_medium%3Dhabr%26utm_campaign%3Dhabr_DSPR%26utm_term%3Dregular%26utm_content%3D121120" office:target-frame-name="_top" xlink:show="replace"><text:span text:style-name="T10">https://vk.com/away.php?utf=1&amp;to=https://skillfactory.ru/dstpro?utm_source=infopartners&amp;utm_medium=habr&amp;utm_campaign=habr_DSPR&amp;utm_term=r</text:span><text:span text:style-name="T11">egular&amp;utm_content=121120</text:span></text:a><text:span text:style-name="T12">)), делимся с вами материалом о сравнении нескольких систем контроля версий. Подробности сравнения — как обычно, под катом. Используете вы логистическую регрессию или нейронную сеть, в любом случае все модели требуют данных для обу</text:span><text:span text:style-name="T13">чения, тестирования и развертывания. Создание используемых моделями наборов данных и управление ими требуют много времени и пространства, а кроме прочего, могут быстро запутаться из-за того, что несколько пользователей изменяют и обновляют данные. Это, в с</text:span><text:span text:style-name="T14">вою очередь, приводит к неожиданным результатам, поскольку дата-сайентисты продолжают выпускать новые версии моделей, но тестируют их на разных наборах данных. :japanese_ogre:</text:span><text:span text:style-name="T15"><text:line-break/></text:span><text:span text:style-name="T16"><text:line-break/></text:span><text:span text:style-name="T17">Но множество дата-сайентистов могли бы заниматься подготовкой и разработкой мод</text:span><text:span text:style-name="T18">елей на основе одних тех же наборов учебных данных. Это приведёт к большому количеству тонких изменений в наборе данных, которые, в свою очередь, после развёртывания моделей могут привести к неожиданным результатам. В этом посте обсуждаются проблемы, прихо</text:span><text:span text:style-name="T19">дящие с управлением данными, и даётся обзор **топовых инструментов для машинного обучения и управления версиями данных**.</text:span><text:span text:style-name="T20"><text:line-break/></text:span><text:span text:style-name="T21">## Проблемы управления данными :japanese_goblin:</text:span><text:span text:style-name="T22"><text:line-break/></text:span><text:span text:style-name="T23"><text:line-break/></text:span><text:span text:style-name="T24">&gt;Управление наборами данных и таблицами для Data Science и моделей машинного обучени</text:span><text:span text:style-name="T25">я требует от дата-сайентистов и инженеров значительных временных затрат. Всё, начиная с управления хранилищем, версиями данных и заканчивая доступом, требует большого ручного труда. :point_right: :point_left:</text:span><text:span text:style-name="T26"><text:line-break/></text:span><text:span text:style-name="T27"><text:line-break/></text:span><text:span text:style-name="T28"><text:line-break/></text:span><text:span text:style-name="T29">## Пространство хранилища</text:span><text:span text:style-name="T30"><text:line-break/></text:span><text:span text:style-name="T31"><text:line-break/></text:span><text:span text:style-name="T32"><text:line-break/></text:span><text:span text:style-name="T33">&gt;Обучающие данные</text:span><text:span text:style-name="T34"><text:s/>могут занимать значительное место в репозиториях git. Это связано с тем, что git разработан для отслеживания изменений в текстовых, но в небольших бинарных файлах. Поэтому, когда наборы тренировочных данных содержат большие аудио- или видео-файлы, в дальн</text:span><text:span text:style-name="T35">ейшем это приносит много проблем. Каждое изменение в наборе обучающих данных приводит к дублированию набора данных в<text:s/></text:span><text:soft-page-break/><text:span text:style-name="T36">истории репозиториев. Такое дублирование не только делает репозиторий большим, но и значительно замедляет его клонирование и перебазировани</text:span><text:span text:style-name="T37">е (git rebase).</text:span><text:span text:style-name="T38"><text:line-break/></text:span><text:span text:style-name="T39"><text:line-break/></text:span><text:span text:style-name="T40"><text:line-break/></text:span><text:span text:style-name="T41">## Управление версиями данных</text:span><text:span text:style-name="T42"><text:line-break/></text:span><text:span text:style-name="T43"><text:line-break/></text:span><text:span text:style-name="T44">![]([</text:span><text:a xlink:href="https://vk.com/away.php?utf=1&amp;to=https%3A%2F%2Fhabrastorage.org%2Fr%2Fw1560%2Fwebt%2Fpq%2Fpi%2Fzf%2Fpqpizfnef-o-iqiqeuiunbk5sko.jpeg" office:target-frame-name="_top" xlink:show="replace"><text:span text:style-name="T45">https://habrastorage.org/r/w1560/webt/pq/pi/zf/pqpiz</text:span><text:span text:style-name="T46">fnef-o-iqiqeuiunbk5sko.jpeg</text:span></text:a><text:span text:style-name="T47">](</text:span><text:a xlink:href="https://vk.com/away.php?utf=1&amp;to=https%3A%2F%2Fhabrastorage.org%2Fr%2Fw1560%2Fwebt%2Fpq%2Fpi%2Fzf%2Fpqpizfnef-o-iqiqeuiunbk5sko.jpeg" office:target-frame-name="_top" xlink:show="replace"><text:span text:style-name="T48">https://vk.com/away.php?utf=1&amp;to=https://habrastorage.org/r/w1560/webt/pq/pi/</text:span><text:span text:style-name="T49">zf/pqpizfnef-o-iqiqeuiunbk5sko.jpeg</text:span></text:a><text:span text:style-name="T50">))</text:span><text:span text:style-name="T51"><text:line-break/></text:span><text:span text:style-name="T52">В попытке управлять версиями (будь то код или пользовательский интерфейс) даже среди технарей широко распространена тенденция «управлять версиями», добавляя номер версии или слово в конец имени файла.</text:span><text:span text:style-name="T53"><text:line-break/></text:span><text:span text:style-name="T54"><text:line-break/></text:span><text:span text:style-name="T55">В контексте данн</text:span><text:span text:style-name="T56">ых это означает, что проект может содержать файлы `data.csv, data_v1.csv, data_v2.csv, data_v3_finalversion.csv и т.д.` Эта плохая привычка — не просто клише: с плохих привычек версионирования на самом деле начинают большинство разработчиков, дата-сайентис</text:span><text:span text:style-name="T57">тов и экспертов пользовательского интерфейса.## Многопользовательская среда</text:span><text:span text:style-name="T58"><text:line-break/></text:span><text:span text:style-name="T59"><text:line-break/></text:span><text:span text:style-name="T60"><text:line-break/></text:span><text:span text:style-name="T61">При работе в производственной среде одна из самых больших проблем — работа с другими дата-сайентистами. Если вы не используете какую-то форму управления версиями в среде совместн</text:span><text:span text:style-name="T62">ой работы, файлы удаляются, изменяются и перемещаются, а вы не знаете, кто и что сделал. Кроме того, сложно вернуть данные в исходное состояние. Когда речь заходит об управлении моделями и наборами данных, это одна из самых больших проблем.</text:span><text:span text:style-name="T63"><text:line-break/></text:span><text:span text:style-name="T64"><text:line-break/></text:span><text:span text:style-name="T65"><text:line-break/></text:span><text:span text:style-name="T66">## Обзор лучш</text:span><text:span text:style-name="T67">их альтернатив в управлении версиями данных</text:span><text:span text:style-name="T68"><text:line-break/></text:span><text:span text:style-name="T69"><text:line-break/></text:span><text:span text:style-name="T70"><text:line-break/></text:span><text:span text:style-name="T71">Версионирование данных — один из ключей к автоматизации разработки модели машинного обучения в разрезе команды. Очень</text:span></text:p>
        </text:list-item>
      </text:list>
      <text:p text:style-name="P72"><text:a xlink:href="https://vk.com/away.php?to=https%3A%2F%2Fskillfactory.ru%2Fdstpro%3Futm_source%3Dinfopartners%26utm_medium%3Dhabr%26utm_campaign%3Dhabr_DSPR%26utm_term%3Dregular%26utm_content%3D121120&amp;el=snippet" office:target-frame-name="_top" xlink:show="replace">Курс Data Scientist — обучение Data Science с нуля онлайн: наука о данных от SkillFactory</text:a><text:a xlink:href="https://vk.com/away.php?to=https%3A%2F%2Fskillfactory.ru%2Fdstpro%3Futm_source%3Dinfopartners%26utm_medium%3Dhabr%26utm_campaign%3Dhabr_DSPR%26utm_term%3Dregular%26utm_content%3D121120&amp;el=snippet" office:target-frame-name="_top" xlink:show="replace">skillfactory.ru</text:a></text:p>
      <text:list text:style-name="LFO1" text:continue-numbering="true">
        <text:list-item>
          <text:p text:style-name="P73"><draw:frame draw:z-index="251658240" draw:id="id0" draw:style-name="a1" draw:name="Врезка2" text:anchor-type="paragraph" svg:x="0in" svg:y="0in" svg:width="0.01597in" svg:height="0.01597in" style:rel-width="scale" style:rel-height="scale"><draw:text-box><text:p text:style-name="Textbody"/></draw:text-box><svg:title/><svg:desc/></draw:frame><draw:frame draw:z-index="251659264" draw:id="id1" draw:style-name="a2" draw:name="Врезка1" text:anchor-type="paragraph" svg:x="0in" svg:y="0in" svg:width="0.01597in" svg:height="0.01597in" style:rel-width="scale" style:rel-height="scale"><draw:text-box><text:p text:style-name="Textbody"/></draw:text-box><svg:title/><svg:desc/></draw:frame><text:span text:style-name="T74">сложно разработать собственную систему для управления процессом,</text:span><text:span text:style-name="T75"><text:s/>но, к счастью, в этом нет необходимости. Давайте посмотрим на 6 великолепных инструментов с открытым исходным кодом, которые ваша команда может применять, чтобы упростить управления данными и версионирование.</text:span><text:span text:style-name="T76"><text:line-break/></text:span><text:span text:style-name="T77"><text:line-break/></text:span><text:span text:style-name="T78"><text:line-break/></text:span><text:span text:style-name="T79">## DVC</text:span><text:span text:style-name="T80"><text:line-break/></text:span><text:span text:style-name="T81"><text:line-break/></text:span><text:span text:style-name="T82"><text:line-break/></text:span><text:span text:style-name="T83">[DVC]([</text:span><text:a xlink:href="https://vk.com/away.php?utf=1&amp;to=https%3A%2F%2Fdvc.org%2F" office:target-frame-name="_top" xlink:show="replace"><text:span text:style-name="T84">https://dvc.org/</text:span></text:a><text:span text:style-name="T85">](</text:span><text:a xlink:href="https://vk.com/away.php?utf=1&amp;to=https%3A%2F%2Fdvc.org%2F" office:target-frame-name="_top" xlink:show="replace"><text:span text:style-name="T86">https://vk.com/away.php?utf=1&amp;to=https://dvc.org/</text:span></text:a><text:span text:style-name="T87">)), или Data Version Control, — это один из многих доступных инстру</text:span><text:span text:style-name="T88">ментов с открытым исходным кодом, упрощающих работу с проектами Data Science и ML.</text:span><text:span text:style-name="T89"><text:line-break/></text:span><text:span text:style-name="T90"><text:line-break/></text:span><text:span text:style-name="T91">Используется подход Git'а в том смысле, что дает интерфейс командной строки, который настраивается в несколько простых шагов. DVC, как предполагает его название, фокусирует</text:span><text:span text:style-name="T92">ся не только на версионировании данных. Инструмент помогает командам управлять конвейерами и моделями машинного обучения. В конце концов, DVC способствует согласованности вашей команды и [воспроизводимости ваших<text:s/></text:span><text:soft-page-break/><text:span text:style-name="T93">моделей](</text:span><text:a xlink:href="https://vk.com/away.php?utf=1&amp;to=https%3A%2F%2Fthegradient.pub%2Findependently-reproducible-machine-learning%2F" office:target-frame-name="_top" xlink:show="replace"><text:span text:style-name="T94">https://thegradient.pub/independently-reproducible-machine-learning/</text:span></text:a><text:span text:style-name="T95">).</text:span><text:span text:style-name="T96"><text:line-break/></text:span><text:span text:style-name="T97"><text:line-break/></text:span><text:span text:style-name="T98"><text:line-break/></text:span><text:span text:style-name="T99">### Преимущества</text:span><text:span text:style-name="T100"><text:line-break/></text:span><text:span text:style-name="T101"><text:line-break/></text:span><text:span text:style-name="T102"><text:line-break/></text:span><text:span text:style-name="T103"><text:line-break/></text:span><text:span text:style-name="T104">- Лёгкий, исходники открыты, подходит для всех основных облачных плат</text:span><text:span text:style-name="T105">форм и типов хранилищ данных.</text:span><text:span text:style-name="T106"><text:line-break/></text:span><text:span text:style-name="T107">- Гибкий, независимый от формата и фреймворка, лёгкий в применении.</text:span><text:span text:style-name="T108"><text:line-break/></text:span><text:span text:style-name="T109"><text:line-break/></text:span><text:span text:style-name="T110"><text:line-break/></text:span><text:span text:style-name="T111"><text:line-break/></text:span><text:span text:style-name="T112">### Недостатки</text:span><text:span text:style-name="T113"><text:line-break/></text:span><text:span text:style-name="T114"><text:line-break/></text:span><text:span text:style-name="T115"><text:line-break/></text:span><text:span text:style-name="T116"><text:line-break/></text:span><text:span text:style-name="T117">- Контроль версий DVC тесно связан с управлением конвейером. Это означает, что, если ваша команда уже применяет другой инструмент конвейе</text:span><text:span text:style-name="T118">ра данных, будет дублирование.</text:span><text:span text:style-name="T119"><text:line-break/></text:span><text:span text:style-name="T120">- DVC лёгкий, это означает, что вашей команде, возможно, придётся вручную разработать дополнительные функции.</text:span><text:span text:style-name="T121"><text:line-break/></text:span><text:span text:style-name="T122"><text:line-break/></text:span><text:span text:style-name="T123"><text:line-break/></text:span><text:span text:style-name="T124"><text:line-break/></text:span><text:span text:style-name="T125">----------</text:span><text:span text:style-name="T126"><text:line-break/></text:span><text:span text:style-name="T127"><text:line-break/></text:span><text:span text:style-name="T128"><text:line-break/></text:span><text:span text:style-name="T129"><text:line-break/></text:span><text:span text:style-name="T130">## Delta Lake</text:span><text:span text:style-name="T131"><text:line-break/></text:span><text:span text:style-name="T132"><text:line-break/></text:span><text:span text:style-name="T133"><text:line-break/></text:span><text:span text:style-name="T134">[Delta Lake](</text:span><text:a xlink:href="https://vk.com/away.php?utf=1&amp;to=https%3A%2F%2Fdelta.io%2F" office:target-frame-name="_top" xlink:show="replace"><text:span text:style-name="T135">https://delta.io/</text:span></text:a><text:span text:style-name="T136">) — это слой хранилища с открытым исходным кодом, помогающий улучшить состояние озёр данных. Это делается предоставлением транзакций ACID, версионированием данных, управлением метаданными и управлением версиями данных. Инструмент на</text:span><text:span text:style-name="T137">ходится ближе к слою абстракции озёр данных, заполняя пробелы там, где большинство озёр данных ограничены.</text:span><text:span text:style-name="T138"><text:line-break/></text:span><text:span text:style-name="T139"><text:line-break/></text:span><text:span text:style-name="T140"><text:line-break/></text:span><text:span text:style-name="T141">### Преимущества</text:span><text:span text:style-name="T142"><text:line-break/></text:span><text:span text:style-name="T143"><text:line-break/></text:span><text:span text:style-name="T144"><text:line-break/></text:span><text:span text:style-name="T145"><text:line-break/></text:span><text:span text:style-name="T146">- Предлагает множество функций, которые могут не входить в вашу систему хранения данных, например ACID-транзакции или эффективн</text:span><text:span text:style-name="T147">ое управление метаданными.</text:span><text:span text:style-name="T148"><text:line-break/></text:span><text:span text:style-name="T149">- Снижает необходимость в ручном управлении версиями данных и ручном решении других связанных с данными вопросов, позволяя разработчикам сосредоточиться на построении продуктов поверх озёр данных.</text:span><text:span text:style-name="T150"><text:line-break/></text:span><text:span text:style-name="T151"><text:line-break/></text:span><text:span text:style-name="T152"><text:line-break/></text:span><text:span text:style-name="T153"><text:line-break/></text:span><text:span text:style-name="T154">### Недостатки</text:span><text:span text:style-name="T155"><text:line-break/></text:span><text:span text:style-name="T156"><text:line-break/></text:span><text:soft-page-break/><text:span text:style-name="T157"><text:line-break/></text:span><text:span text:style-name="T158"><text:line-break/></text:span><text:span text:style-name="T159">- Delta Lak</text:span><text:span text:style-name="T160">e часто бывает перегибом для большинства проектов: инструмент был разработан для работы со Spark на больших данных.</text:span><text:span text:style-name="T161"><text:line-break/></text:span><text:span text:style-name="T162">- Требуется специальный формат данных, а это означает, что инструмент теряет в гибкости и зависим в отношении текущих форматов.</text:span><text:span text:style-name="T163"><text:line-break/></text:span><text:span text:style-name="T164">- Основная з</text:span><text:span text:style-name="T165">адача инструмента — действовать в качестве скорее уровня абстракции данных, а это может быть не тем, что нужно вашей команде, и также может игнорировать разработчиков, которым нужно решение легче. ## Git LFS</text:span><text:span text:style-name="T166"><text:line-break/></text:span><text:span text:style-name="T167"><text:line-break/></text:span><text:span text:style-name="T168"><text:line-break/></text:span><text:span text:style-name="T169">[Git LFS](</text:span><text:a xlink:href="https://vk.com/away.php?utf=1&amp;to=https%3A%2F%2Fwww.atlassian.com%2Fgit%2Ftutorials%2Fgit-lfs" office:target-frame-name="_top" xlink:show="replace"><text:span text:style-name="T170">https://www.atlassian.com/git/tutorials/git-lfs</text:span></text:a><text:span text:style-name="T171">) — разработанное рядом разработчиков расширение Git'а с открытым исходным кодом. Это ПО предназначено для устранения больших файлов, к</text:span><text:span text:style-name="T172">оторые могут быть добавлены в ваше хранилище (например фотографий и наборов данных) с помощью указателей. Указатели легче, они указывают на хранилище LFS. Таким образом, когда вы отправляете изменения из вашего репозитория в основной, обновление не занимае</text:span><text:span text:style-name="T173">т много времени или места. Это очень легковесный вариант для управления данными.</text:span><text:span text:style-name="T174"><text:line-break/></text:span><text:span text:style-name="T175"><text:line-break/></text:span><text:span text:style-name="T176"><text:line-break/></text:span><text:span text:style-name="T177">### Преимущества</text:span><text:span text:style-name="T178"><text:line-break/></text:span><text:span text:style-name="T179"><text:line-break/></text:span><text:span text:style-name="T180"><text:line-break/></text:span><text:span text:style-name="T181"><text:line-break/></text:span><text:span text:style-name="T182">- Легко интегрируется в рабочие процессы разработки большинства компаний.</text:span><text:span text:style-name="T183"><text:line-break/></text:span><text:span text:style-name="T184">- Использует те же права доступа, что и репозиторий, поэтому нет необходимости<text:s/></text:span><text:span text:style-name="T185">в дополнительном управлении правами.</text:span><text:span text:style-name="T186"><text:line-break/></text:span><text:span text:style-name="T187"><text:line-break/></text:span><text:span text:style-name="T188"><text:line-break/></text:span><text:span text:style-name="T189"><text:line-break/></text:span><text:span text:style-name="T190">### Недостатки</text:span><text:span text:style-name="T191"><text:line-break/></text:span><text:span text:style-name="T192"><text:line-break/></text:span><text:span text:style-name="T193"><text:line-break/></text:span><text:span text:style-name="T194"><text:line-break/></text:span><text:span text:style-name="T195">- Git LFS для хранения ваших данных требует выделенных серверов. Это, в свою очередь, в конечном счёте приводит к тому, что ваши группы дата-сайентистов оказываются заблокированными, а также к увели</text:span><text:span text:style-name="T196">чению объема инженерной работы.</text:span><text:span text:style-name="T197"><text:line-break/></text:span><text:span text:style-name="T198">- Серверы Git LFS не предназначены для масштабирования в отличие от DVC, который хранит данные в более общем и легко масштабируемом хранилище объектов, например S3.</text:span><text:span text:style-name="T199"><text:line-break/></text:span><text:span text:style-name="T200">Очень специфичен и может потребовать использования ряда дру</text:span><text:span text:style-name="T201">гих инструментов для иных этапов рабочего процесса в Data Science.</text:span><text:span text:style-name="T202"><text:line-break/></text:span><text:span text:style-name="T203"><text:line-break/></text:span><text:span text:style-name="T204"><text:line-break/></text:span><text:span text:style-name="T205"><text:line-break/></text:span><text:span text:style-name="T206">----------</text:span><text:span text:style-name="T207"><text:line-break/></text:span><text:span text:style-name="T208"><text:line-break/></text:span><text:span text:style-name="T209"><text:line-break/></text:span><text:span text:style-name="T210"><text:line-break/></text:span><text:span text:style-name="T211">## Pachyderm</text:span></text:p>
        </text:list-item>
      </text:list>
      <text:p text:style-name="P212"><text:a xlink:href="https://vk.com/away.php?to=https%3A%2F%2Fwww.atlassian.com%2Fgit%2Ftutorials%2Fgit-lfs" office:target-frame-name="_top" xlink:show="replace"><text:span text:style-name="T213">Git LFS - large file storage | Atlassian..</text:span></text:a><text:a xlink:href="https://vk.com/away.php?to=https%3A%2F%2Fwww.atlassian.com%2Fgit%2Ftutorials%2Fgit-lfs" office:target-frame-name="_top" xlink:show="replace"><text:span text:style-name="T214">www.atla</text:span><text:span text:style-name="T215">ssian.com</text:span></text:a></text:p>
      <text:list text:style-name="LFO1" text:continue-numbering="true">
        <text:list-item>
          <text:p text:style-name="P216"><draw:frame draw:z-index="2" draw:id="id2" draw:style-name="a3" draw:name="Врезка4" text:anchor-type="paragraph" svg:x="0in" svg:y="0in" svg:width="0.01597in" svg:height="0.01597in" style:rel-width="scale" style:rel-height="scale"><draw:text-box><text:p text:style-name="Textbody"/></draw:text-box><svg:title/><svg:desc/></draw:frame><draw:frame draw:z-index="3" draw:id="id3" draw:style-name="a4" draw:name="Врезка3" text:anchor-type="paragraph" svg:x="0in" svg:y="0in" svg:width="0.01597in" svg:height="0.01597in" style:rel-width="scale" style:rel-height="scale"><draw:text-box><text:p text:style-name="Textbody"/></draw:text-box><svg:title/><svg:desc/></draw:frame><text:span text:style-name="T217">[Pachyderm](</text:span><text:a xlink:href="https://vk.com/away.php?utf=1&amp;to=https%3A%2F%2Fpachyderm.io%2F" office:target-frame-name="_top" xlink:show="replace"><text:span text:style-name="T218">https://pachyderm.io/</text:span></text:a><text:span text:style-name="T219">) — одна из немногих платформ для сбора данных в этом списке. Цель Pachyderm — создать платформу, позволяющую легко<text:s/></text:span><text:span text:style-name="T220">воспроизводить<text:s/></text:span><text:soft-page-break/><text:span text:style-name="T221">результаты моделей ML, управляя всем рабочим процессом обработки данных. В этом отношении Pachyderm — Docker для данных.</text:span><text:span text:style-name="T222"><text:line-break/></text:span><text:span text:style-name="T223"><text:line-break/></text:span><text:span text:style-name="T224">Pachyderm использует контейнеры Docker для упаковки вашей среды выполнения. Это позволяет легко воспроизвести результат</text:span><text:span text:style-name="T225">. Сочетание версионирования данных и Docker дает специалистам Data Science и командам DevOps легко развёртывать модели и обеспечивать их согласованность. Компания Pachyderm взяла на себя обязательства по [Биллю о правах в Data Science](</text:span><text:a xlink:href="https://vk.com/away.php?utf=1&amp;to=https%3A%2F%2Fwww.pachyderm.com%2Fdsbor%2F" office:target-frame-name="_top" xlink:show="replace"><text:span text:style-name="T226">https://www.pachyderm.com/dsbor/</text:span></text:a><text:span text:style-name="T227">), в котором изложены основные цели продукта: воспроизводимость, знание истории данных, сотрудничество, инкрементальность и автономия, а также абстраги</text:span><text:span text:style-name="T228">рование инфраструктуры. Эти принципы определяют многие из особенностей продукта и позволяют командам воспользоваться преимуществ инструмента в полной мере.</text:span><text:span text:style-name="T229"><text:line-break/></text:span><text:span text:style-name="T230"><text:line-break/></text:span><text:span text:style-name="T231"><text:line-break/></text:span><text:span text:style-name="T232">### Преимущества</text:span><text:span text:style-name="T233"><text:line-break/></text:span><text:span text:style-name="T234"><text:line-break/></text:span><text:span text:style-name="T235"><text:line-break/></text:span><text:span text:style-name="T236"><text:line-break/></text:span><text:span text:style-name="T237">- Базируется на контейнерах, что делает ваши среды данных портативными и лёгки</text:span><text:span text:style-name="T238">ми в миграции на различных вендоров облачных услуг.</text:span><text:span text:style-name="T239"><text:line-break/></text:span><text:span text:style-name="T240">- Надёжный, масштабируется от небольших до очень больших систем.</text:span><text:span text:style-name="T241"><text:line-break/></text:span><text:span text:style-name="T242"><text:line-break/></text:span><text:span text:style-name="T243"><text:line-break/></text:span><text:span text:style-name="T244"><text:line-break/></text:span><text:span text:style-name="T245">### Недостатки</text:span><text:span text:style-name="T246"><text:line-break/></text:span><text:span text:style-name="T247"><text:line-break/></text:span><text:span text:style-name="T248"><text:line-break/></text:span><text:span text:style-name="T249"><text:line-break/></text:span><text:span text:style-name="T250">- Кривая обучения круче из-за большого количества подвижных частей, таких как сервер Kubernetes, необходимый для управ</text:span><text:span text:style-name="T251">ления бесплатной версией Pachyderm.</text:span><text:span text:style-name="T252"><text:line-break/></text:span><text:span text:style-name="T253">- При наличии различных технических компонентов сложно будет интегрировать Pachyderm в уже существующую инфраструктуру.</text:span><text:span text:style-name="T254"><text:line-break/></text:span><text:span text:style-name="T255"><text:line-break/></text:span><text:span text:style-name="T256"><text:line-break/></text:span><text:span text:style-name="T257"><text:line-break/></text:span><text:span text:style-name="T258">----------</text:span><text:span text:style-name="T259"><text:line-break/></text:span><text:span text:style-name="T260"><text:line-break/></text:span><text:span text:style-name="T261"><text:line-break/></text:span><text:span text:style-name="T262"><text:line-break/></text:span><text:span text:style-name="T263">## Dolt</text:span><text:span text:style-name="T264"><text:line-break/></text:span><text:span text:style-name="T265"><text:line-break/></text:span><text:span text:style-name="T266"><text:line-break/></text:span><text:span text:style-name="T267">[Dolt](</text:span><text:a xlink:href="https://vk.com/away.php?utf=1&amp;to=https%3A%2F%2Fwww.dolthub.com%2Fdocs%2Ftutorials%2Finstallation%2F" office:target-frame-name="_top" xlink:show="replace"><text:span text:style-name="T268">https://www.dolthub.com/docs/tutorials/installation/</text:span></text:a><text:span text:style-name="T269">) — уникальное решение для версионирования данных. В отличие от некоторых других представленных вариантов, которые просто содержат данные о версии, Dolt<text:s/></text:span><text:span text:style-name="T270">— это база данных SQL с версиями в стиле Git. Но в отличие от Git'а, где в центре файлы, у Dolt в центре — таблицы. Это означает, что вы можете обновлять и изменять данные, не беспокоясь о потере изменений. Приложение ещё новое, в ближайшем будущем планиру</text:span><text:span text:style-name="T271">ется сделать его на 100 % совместимым с Git и MySQL.</text:span><text:span text:style-name="T272"><text:line-break/></text:span><text:span text:style-name="T273"><text:line-break/></text:span><text:span text:style-name="T274"><text:line-break/></text:span><text:span text:style-name="T275">### Преимущества</text:span><text:span text:style-name="T276"><text:line-break/></text:span><text:span text:style-name="T277"><text:line-break/></text:span><text:soft-page-break/><text:span text:style-name="T278"><text:line-break/></text:span><text:span text:style-name="T279"><text:line-break/></text:span><text:span text:style-name="T280">- Инструмент лёгкий, и его код частично открыт.</text:span><text:span text:style-name="T281"><text:line-break/></text:span><text:span text:style-name="T282">- SQL-интерфейс делает его доступнее для аналитиков данных в сравнении с более непонятными вариантами.</text:span><text:span text:style-name="T283"><text:line-break/></text:span><text:span text:style-name="T284"><text:line-break/></text:span><text:span text:style-name="T285"><text:line-break/></text:span><text:span text:style-name="T286"><text:line-break/></text:span><text:span text:style-name="T287">### Недостатки</text:span><text:span text:style-name="T288"><text:line-break/></text:span><text:span text:style-name="T289"><text:line-break/></text:span><text:span text:style-name="T290"><text:line-break/></text:span><text:span text:style-name="T291"><text:line-break/></text:span><text:span text:style-name="T292">- По срав</text:span><text:span text:style-name="T293">нению с другими версиями баз данных Dolt — еще не зрелый продукт.</text:span><text:span text:style-name="T294"><text:line-break/></text:span><text:span text:style-name="T295">- Dolt — это база данных, то есть вы должны перенести свои данные в Dolt, чтобы получить его преимущества.</text:span><text:span text:style-name="T296"><text:line-break/></text:span><text:span text:style-name="T297">- Dolt создан для версионирования таблиц. Это означает, что он не охватывает другие</text:span><text:span text:style-name="T298"><text:s/>типы данных (например изображения или текст в свободной форме).</text:span><text:span text:style-name="T299"><text:line-break/></text:span><text:span text:style-name="T300"><text:line-break/></text:span><text:span text:style-name="T301"><text:line-break/></text:span><text:span text:style-name="T302"><text:line-break/></text:span><text:span text:style-name="T303">----------</text:span><text:span text:style-name="T304"><text:line-break/></text:span><text:span text:style-name="T305"><text:line-break/></text:span><text:span text:style-name="T306"><text:line-break/></text:span><text:span text:style-name="T307"><text:line-break/></text:span><text:span text:style-name="T308">## LakeFS</text:span><text:span text:style-name="T309"><text:line-break/></text:span><text:span text:style-name="T310"><text:line-break/></text:span><text:span text:style-name="T311"><text:line-break/></text:span><text:span text:style-name="T312">[LakeFS](</text:span><text:a xlink:href="https://vk.com/away.php?utf=1&amp;to=https%3A%2F%2Flakefs.io%2F" office:target-frame-name="_top" xlink:show="replace"><text:span text:style-name="T313">https://lakefs.io/</text:span></text:a><text:span text:style-name="T314">) позволяет командам строить повторяющиеся, атомарные и ве</text:span><text:span text:style-name="T315">рсионированные операции с данными об озёрах. На сцене LakeFS новичок, но он наносит удар. Предоставляется Git-подобная модель ветвления и управления версиями, предназначенная для работы с вашим озером данных, и она масштабируется до петабайт данных.</text:span><text:span text:style-name="T316"><text:line-break/></text:span><text:span text:style-name="T317"><text:line-break/></text:span><text:span text:style-name="T318">Подоб</text:span><text:span text:style-name="T319">но Delta Lake, LakeFS обеспечивает соответствие ACID в ваших озёрах данных. Однако LakeFS поддерживает как AWS S3, так и Google Cloud Storage в качестве бэкендов, а это означает, что для использования всех преимуществ не требуется использовать Spark.</text:span><text:span text:style-name="T320"><text:line-break/></text:span><text:span text:style-name="T321"><text:line-break/></text:span><text:span text:style-name="T322"><text:line-break/></text:span><text:span text:style-name="T323">###</text:span><text:span text:style-name="T324"><text:s/>Преимущества</text:span><text:span text:style-name="T325"><text:line-break/></text:span><text:span text:style-name="T326"><text:line-break/></text:span><text:span text:style-name="T327"><text:line-break/></text:span><text:span text:style-name="T328"><text:line-break/></text:span><text:span text:style-name="T329">- Предоставляет расширенные возможности, такие как ACID транзакции, для лёгкости использования облачного хранения данных (например S3 и GCS), и всё это вне зависимости от формата.</text:span><text:span text:style-name="T330"><text:line-break/></text:span><text:span text:style-name="T331">- Легко масштабируется, поддерживая очень большие озёра дан</text:span><text:span text:style-name="T332">ных. Способен предоставить контроль версий как для среды разработки, так и для производственной среды.</text:span><text:span text:style-name="T333"><text:line-break/></text:span><text:span text:style-name="T334"><text:line-break/></text:span><text:span text:style-name="T335"><text:line-break/></text:span><text:span text:style-name="T336"><text:line-break/></text:span><text:span text:style-name="T337"><text:line-break/></text:span><text:soft-page-break/><text:span text:style-name="T338">### Недостатки</text:span><text:span text:style-name="T339"><text:line-break/></text:span><text:span text:style-name="T340"><text:line-break/></text:span><text:span text:style-name="T341"><text:line-break/></text:span><text:span text:style-name="T342"><text:line-break/></text:span><text:span text:style-name="T343">- LakeFS — относительно новый продукт, поэтому по сравнению с другими решениями функции и документация могут меняться быстрее.</text:span><text:span text:style-name="T344"><text:line-break/></text:span><text:span text:style-name="T345">- Ор</text:span><text:span text:style-name="T346">иентирован на версионирование данных, а это означает, что вам потребуется использовать ряд иных инструментов для других этапов рабочего процесса Data Science.</text:span></text:p>
        </text:list-item>
      </text:list>
      <text:p text:style-name="P347"><draw:frame draw:z-index="4" draw:id="id4" draw:style-name="a5" draw:name="Врезка5" text:anchor-type="paragraph" svg:x="0in" svg:y="0in" svg:width="0.01597in" svg:height="0.01597in" style:rel-width="scale" style:rel-height="scale"><draw:text-box><text:p text:style-name="Textbody"/></draw:text-box><svg:title/><svg:desc/></draw:frame></text:p>
      <text:p text:style-name="Textbody"><text:line-break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Arial" svg:font-family="Arial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Times New Roman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Александр Олегович</meta:initial-creator>
    <dc:creator>Андрей Кудряшов</dc:creator>
    <meta:creation-date>2022-12-14T17:25:00Z</meta:creation-date>
    <dc:date>2022-12-25T10:55:00Z</dc:date>
    <meta:template xlink:href="Normal" xlink:type="simple"/>
    <meta:editing-cycles>3</meta:editing-cycles>
    <meta:editing-duration>PT180S</meta:editing-duration>
    <meta:document-statistic meta:page-count="7" meta:paragraph-count="28" meta:word-count="2131" meta:character-count="14252" meta:row-count="101" meta:non-whitespace-character-count="12149"/>
  </office:meta>
</office:document-meta>
</file>